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3" style:family="paragraph" style:parent-style-name="Standard">
      <style:text-properties style:font-name="Georgia" fo:font-size="10.5pt" style:font-size-asian="10.5pt" style:font-size-complex="10.5pt"/>
    </style:style>
    <style:style style:name="P4"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5"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fo:background-color="transparent" style:font-size-asian="10.5pt" style:font-size-complex="10.5pt"/>
    </style:style>
    <style:style style:name="P6" style:family="paragraph" style:parent-style-name="Standard">
      <style:paragraph-properties fo:margin-top="0in" fo:margin-bottom="0in" fo:line-height="100%" fo:text-align="start" style:justify-single-word="false"/>
    </style:style>
    <style:style style:name="P7" style:family="paragraph" style:parent-style-name="Standard">
      <style:paragraph-properties fo:margin-top="0in" fo:margin-bottom="0in" fo:line-height="100%" fo:text-align="start" style:justify-single-word="false"/>
      <style:text-properties style:font-name="Georgia"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variant="normal" fo:text-transform="none" fo:color="#000000" style:font-name="Georgia" fo:font-size="10.5pt" fo:letter-spacing="normal" fo:font-style="normal" fo:font-weight="normal" fo:background-color="transparent" style:font-size-asian="10.5pt" style:font-size-complex="10.5pt"/>
    </style:style>
    <style:style style:name="T3" style:family="text">
      <style:text-properties fo:font-variant="normal" fo:text-transform="none" fo:color="#000000" style:font-name="Georgia" fo:font-size="10.5pt" fo:letter-spacing="normal" fo:language="none" fo:country="none" fo:font-style="normal" fo:font-weight="normal" fo:background-color="transparent"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4" style:family="text">
      <style:text-properties fo:font-variant="normal" fo:text-transform="none" fo:color="#000000" style:font-name="Georgia" fo:font-size="10.5pt" fo:letter-spacing="normal" fo:language="none" fo:country="none" fo:font-style="normal" fo:font-weight="normal" fo:background-color="transparent" style:font-name-asian="Georgia" style:font-size-asian="10.5pt" style:language-asian="none" style:country-asian="none" style:font-name-complex="Georgia" style:font-size-complex="10.5pt" style:language-complex="none" style:country-complex="none"/>
    </style:style>
    <style:style style:name="T5" style:family="text">
      <style:text-properties fo:font-variant="normal" fo:text-transform="none" fo:color="#000000" style:font-name="Georgia" fo:font-size="10.5pt" fo:letter-spacing="normal" fo:language="none" fo:country="none" fo:font-style="normal" style:text-underline-style="none" fo:font-weight="normal" fo:background-color="transparent" style:font-name-asian="Georgia" style:font-size-asian="10.5pt" style:language-asian="none" style:country-asian="none" style:font-name-complex="Georgia" style:font-size-complex="10.5pt" style:language-complex="none" style:country-complex="none"/>
    </style:style>
    <style:style style:name="T6" style:family="text">
      <style:text-properties fo:font-variant="normal" fo:text-transform="none" fo:color="#000000" style:font-name="Georgia" fo:font-size="10.5pt" fo:letter-spacing="normal" fo:language="en" fo:country="US" fo:font-style="normal" fo:font-weight="normal" fo:background-color="transparent" style:font-name-asian="Georgia" style:font-size-asian="10.5pt" style:language-asian="none" style:country-asian="none" style:font-name-complex="Georgia" style:font-size-complex="10.5pt" style:language-complex="none" style:country-complex="none"/>
    </style:style>
    <style:style style:name="T7" style:family="text">
      <style:text-properties fo:font-variant="normal" fo:text-transform="none" fo:color="#000000" fo:letter-spacing="normal" fo:language="none" fo:country="none" fo:font-style="normal" fo:font-weight="normal" fo:background-color="transparent" style:font-name-asian="Georgia" style:language-asian="none" style:country-asian="none" style:font-name-complex="Georgia" style:language-complex="none" style:country-complex="none"/>
    </style:style>
    <style:style style:name="T8" style:family="text">
      <style:text-properties fo:font-variant="normal" fo:text-transform="none" fo:color="#000000" style:text-position="super 58%" style:font-name="Georgia" fo:font-size="10.5pt" fo:letter-spacing="normal" fo:language="none" fo:country="none" fo:font-style="normal" style:text-underline-style="none" fo:font-weight="normal" fo:background-color="transparent" style:font-name-asian="Georgia" style:font-size-asian="10.5pt" style:language-asian="none" style:country-asian="none" style:font-name-complex="Georgia" style:font-size-complex="10.5pt" style:language-complex="none" style:country-complex="none"/>
    </style:style>
    <style:style style:name="T9" style:family="text">
      <style:text-properties fo:font-variant="normal" fo:text-transform="none" fo:color="#3b3d40" style:font-name="Georgia" fo:font-size="10.5pt" fo:letter-spacing="normal" fo:font-style="normal" fo:font-weight="normal" style:font-size-asian="10.5pt" style:font-size-complex="10.5pt"/>
    </style:style>
    <style:style style:name="T10" style:family="text">
      <style:text-properties fo:font-variant="normal" fo:text-transform="none" fo:color="#3b3d40" style:font-name="Georgia" fo:font-size="10.5pt" fo:letter-spacing="normal" fo:font-style="normal" fo:font-weight="bold" style:font-size-asian="10.5pt" style:font-weight-asian="bold" style:font-size-complex="10.5pt" style:font-weight-complex="bold"/>
    </style:style>
    <style:style style:name="T11" style:family="text">
      <style:text-properties fo:font-variant="normal" fo:text-transform="none" fo:color="#3b3d40" fo:letter-spacing="normal" fo:font-style="normal" fo:font-weight="bold" style:font-weight-asian="bold" style:font-weight-complex="bold"/>
    </style:style>
    <style:style style:name="T12" style:family="text">
      <style:text-properties fo:font-variant="normal" fo:text-transform="none" fo:color="#3b3d40" fo:letter-spacing="normal" fo:font-style="normal" fo:font-weight="normal"/>
    </style:style>
    <style:style style:name="T13" style:family="text">
      <style:text-properties fo:color="#000000" style:font-name="Georgia" fo:font-size="10.5pt" fo:language="none" fo:country="none" fo:background-color="transparent" style:font-name-asian="Georgia" style:font-size-asian="10.5pt" style:language-asian="none" style:country-asian="none" style:font-name-complex="Georgia" style:font-size-complex="10.5pt" style:language-complex="none" style:country-complex="none"/>
    </style:style>
    <style:style style:name="T14" style:family="text">
      <style:text-properties fo:color="#000000" style:font-name="Georgia" fo:font-size="10.5pt" fo:language="none" fo:country="none" fo:font-style="italic" fo:background-color="transparent"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15" style:family="text">
      <style:text-properties fo:color="#000000" style:font-name="Georgia" fo:font-size="10.5pt" fo:language="none" fo:country="none" style:text-underline-style="none" fo:background-color="transparent" style:font-name-asian="Georgia" style:font-size-asian="10.5pt" style:language-asian="none" style:country-asian="none" style:font-name-complex="Georgia" style:font-size-complex="10.5pt" style:language-complex="none" style:country-complex="none"/>
    </style:style>
    <style:style style:name="T16" style:family="text">
      <style:text-properties fo:color="#000000" fo:background-color="transparent"/>
    </style:style>
    <style:style style:name="T17" style:family="text">
      <style:text-properties fo:color="#000000" fo:language="none" fo:country="none" fo:background-color="transparent" style:font-name-asian="Georgia" style:language-asian="none" style:country-asian="none" style:font-name-complex="Georgia" style:language-complex="none" style:country-complex="none"/>
    </style:style>
    <style:style style:name="T18" style:family="text">
      <style:text-properties fo:color="#000000" fo:language="none" fo:country="none" fo:font-style="italic" style:text-underline-style="none" fo:background-color="transparent" style:font-name-asian="Georgia" style:language-asian="none" style:country-asian="none" style:font-style-asian="italic" style:font-name-complex="Georgia" style:language-complex="none" style:country-complex="none" style:font-style-complex="italic"/>
    </style:style>
    <style:style style:name="T19" style:family="text">
      <style:text-properties fo:color="#000000" fo:language="none" fo:country="none" style:text-underline-style="none" fo:background-color="transparent" style:font-name-asian="Georgia" style:language-asian="none" style:country-asian="none" style:font-name-complex="Georgia" style:language-complex="none" style:country-complex="none"/>
    </style:style>
    <style:style style:name="T20" style:family="text">
      <style:text-properties fo:color="#000000" fo:language="en" fo:country="US" fo:background-color="transparent" style:font-name-asian="Georgia" style:language-asian="none" style:country-asian="none" style:font-name-complex="Georgia" style:language-complex="none"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 Bare Bones Christmas</text:span> </text:p>
      <text:p text:style-name="P1"><text:span text:style-name="T1">Read:</text:span> Ezekiel 37:1-10</text:p>
      <text:p text:style-name="P1"><text:span text:style-name="T1">Text:</text:span> Ephesians 5:30 “<text:span text:style-name="T7">For we are members of his body, of his flesh, and of his bones.”</text:span></text:p>
      <text:p text:style-name="P4"><text:span text:style-name="T1">Introduction:</text:span> <text:s/>“Them Bones”</text:p>
      <text:p text:style-name="P4"/>
      <text:p text:style-name="P6"><text:span text:style-name="T10">Lazy bones</text:span><text:span text:style-name="T9"> <text:s/>- These folks just don't get excited about Christmas. <text:s/>The Christ of Christmas is insignificant to them. <text:s/>They are, at best half hearted about recognizing the birth of Christ. <text:s/>They don't volunteer to decorate the church. <text:s/>They don't fill a Christmas Shoe Box. <text:s/>They don't even bother to put their change in the kettle as they exit Wal-Mart. Oh, don't get me wrong, they like getting presents but that is about all that the holiday means to them.</text:span><text:span text:style-name="T3"> </text:span></text:p>
      <text:p text:style-name="P4"/>
      <text:p text:style-name="P6"><text:span text:style-name="T10">Wish bones</text:span><text:span text:style-name="T9"> – These folks complain about the excesses of the holiday and they want to see it done right and they wish someone else would get involved.</text:span><text:span text:style-name="T2"> <text:s/>They lament the lack of people helping in the church but never get around to helping themselves but they do wish that someone would step up and help. <text:s/>As Alexis told me: they wish upon a star but they don't follow the star. </text:span></text:p>
      <text:p text:style-name="P5"/>
      <text:p text:style-name="P6"><text:span text:style-name="T10">Jaw bones</text:span><text:span text:style-name="T9"> – These folks really can talk about doing Christmas. <text:s/>They are well versed on Christmases past when everything was done to perfec-tion. <text:s/>They can tell everyone just exactly what they are doing wrong and pontificate on how things ought to be done however, when the doing occurs they are no where to be found. <text:s/></text:span><text:span text:style-name="T5">In 1</text:span><text:span text:style-name="T8">st</text:span><text:span text:style-name="T5"> Samuel we read:</text:span><text:span text:style-name="T13"> “Talk no more so exceeding proudly; let </text:span><text:span text:style-name="T14">not</text:span><text:span text:style-name="T13"> arrogancy come out of your mouth: for the LORD </text:span><text:span text:style-name="T14">is</text:span><text:span text:style-name="T13"> a God of knowledge, and by him actions are weighed.” </text:span><text:span text:style-name="T15"><text:s/></text:span><text:span text:style-name="T13"><text:s/></text:span></text:p>
      <text:p text:style-name="P6"><text:span text:style-name="T13"><text:s text:c="2"/>Do you remember how the children were instructed to behave as they walked around the city of Jericho? <text:s/>They were instructed to be totally <text:s/>silent while walking around Jericho. <text:s text:c="2"/>The miracle of the defeat of Jericho relied on the jaw bones remaining silent. <text:s/>We could learn a lot by doing things God's way and His way involves a lot more doing than talking.</text:span></text:p>
      <text:p text:style-name="P6"><text:span text:style-name="T13"/></text:p>
      <text:p text:style-name="P4"><text:span text:style-name="T1">Knuckle bones</text:span> – Every family has one of these (even God's family). <text:s/>They are always quick to start things in the church. They are the first to slam those who are doing the work of the church. <text:s/>They cause trouble and little else. <text:s/>They are the ones who complain if aunt Libby doesn't bring her snickerdoodle pie to the pot luck when they brought chips and soda. <text:s/>They talk non-stop and have a contrary opinion regardless of the subject. They are the last to arrive and must leave just when the clean-up begins. <text:s/>They are tolerated but everyone is relieved when they leave.</text:p>
      <text:p text:style-name="P4"><text:span text:style-name="T1">Tired bones</text:span> – <text:span text:style-name="T20">These are mostly women. <text:s/>They have worked their fingers to the bone. <text:s/>They cannot be accused of laziness. <text:s/>They have taken up the mantle of working till Jesus comes but if He doesn't come soon they will die from exhaustion. <text:s/>They have done 99% of the Christmas shopping. <text:s/>They are fixing a meal that would take three chef's in a restaurant to do and they are making everything from scratch. <text:s/>The house is decorated from stem to stern and most of it was done by them and the little that someone else did they had to redo correctly. <text:s/>They are overworked, underpaid and exhausted.</text:span></text:p>
      <text:p text:style-name="P4"/>
      <text:p text:style-name="P7"><text:span text:style-name="T11">Dry bones</text:span><text:span text:style-name="T12"> – These are folks who have worked so hard and been so underappreciated in the past that they have no life left in them at all. <text:s/>They are beyond </text:span><text:span text:style-name="T7">saving without divine help. <text:s/>Their spirit is destroyed. <text:s/>God puts the question to Ezekiel: “</text:span><text:span text:style-name="T17">Son of man, can these bones live?” Ezekiel</text:span><text:span text:style-name="T7"> actually could see no earthly possibility except that he knew God was able. <text:s/>He answers: “O Lord GOD, thou knowest.” <text:s/>In my lifetime I have met some folks who went from being giants in the kingdom of God</text:span></text:p>
      <text:p text:style-name="P7"><text:span text:style-name="T7">to not even attending church. <text:s/>God is able to bring them to life again. <text:s/>Don't give up on them...keep praying.</text:span></text:p>
      <text:p text:style-name="P4"/>
      <text:p text:style-name="P6"><text:span text:style-name="T10">Broken bones</text:span><text:span text:style-name="T9"> – </text:span><text:span text:style-name="T5">Psalm 6:2</text:span><text:span text:style-name="T4"> “...O LORD, heal me; for my bones are vexed.” <text:s/>There are many in the church that will fall in this category. <text:s/>Christmas does not hold much joy for those who have last a family mem-ber around this time. <text:s/>Victims of divorce who no longer enjoy a loving spouse or their children. <text:s/>Brokenness &amp; </text:span><text:span text:style-name="T6">loneliness</text:span><text:span text:style-name="T4"> are close companions. <text:s/>Visit a rest home and you will find many who are longing for someone who will just sit and talk with them.</text:span></text:p>
      <text:p text:style-name="P4"><text:span text:style-name="T15"/></text:p>
      <text:p text:style-name="P4"><text:span text:style-name="T1">Back bones</text:span> – Finally there are many who are the backbone in the body of Christ. <text:s/>These are those who stand up and do. <text:span text:style-name="T17"><text:s/>They are </text:span><text:span text:style-name="T20">industrious;</text:span><text:span text:style-name="T17"> not lazy. <text:s/>They are doers; not wishers. <text:s/>They are workers; not talkers. <text:s/>They are blessers not </text:span><text:span text:style-name="T20">troublemakers. <text:s/>They may be weary but they are not quitting from exhaustion. God has touched them and they are filled with life. <text:s/>In their brokenness they have found the Holy Spirit is their ever present comforter.</text:span></text:p>
      <text:p text:style-name="P4"><text:span text:style-name="T19"><text:s text:c="2"/>In II Kings 13 we can read about Elisha after he had died. <text:s/>This is what it says: “And it came to pass, as they were burying a man, that, behold, they spied a band </text:span><text:span text:style-name="T18">of men;</text:span><text:span text:style-name="T19"> and they cast the man into the sepulchre of Elisha: and when the man was let down, and touched the bones of Elisha, he revived, and stood up on his feet.” <text:s/>That's the kind of bones that God wants us to have. <text:s/>He wants our bones to have life even after we are no longer using them.</text:span></text:p>
      <text:p text:style-name="P4"><text:span text:style-name="T17"><text:s text:c="2"/>So don't be a bonehea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6</meta:editing-cycles>
    <meta:creation-date>2014-03-28T17:34:00</meta:creation-date>
    <dc:date>2021-12-18T22:22:19.72</dc:date>
    <meta:editing-duration>P5DT5H21M44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6" meta:word-count="913" meta:character-count="498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